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1c7df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7b5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28cm" svg:stroke-color="#ff0000" draw:marker-start-width="0.242cm" draw:marker-end="Arrowheads_20_1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svg:stroke-color="#00a933" draw:marker-start-width="0.242cm" draw:marker-end="Arrowheads_20_1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svg:stroke-color="#333333" draw:marker-end="Arrowheads_20_5" draw:fill="none" draw:textarea-vertical-align="middle"/>
    </style:style>
    <style:style style:name="gr6" style:family="graphic" style:parent-style-name="objectwithoutfill">
      <style:graphic-properties draw:stroke="dash" draw:stroke-dash="Dash" svg:stroke-color="#1c1c1c" draw:fill="none" draw:textarea-vertical-align="middl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923cm" svg:y1="3.66cm" svg:x2="3.468cm" svg:y2="3.016cm">
          <text:p/>
        </draw:line>
        <draw:line draw:style-name="gr2" draw:text-style-name="P1" draw:layer="layout" svg:x1="3.456cm" svg:y1="3.025cm" svg:x2="4.983cm" svg:y2="1.159cm">
          <text:p/>
        </draw:line>
        <draw:line draw:style-name="gr3" draw:text-style-name="P1" draw:layer="layout" svg:x1="0.91cm" svg:y1="3.677cm" svg:x2="5.117cm" svg:y2="3.677cm">
          <text:p/>
        </draw:line>
        <draw:line draw:style-name="gr4" draw:text-style-name="P1" draw:layer="layout" svg:x1="0.924cm" svg:y1="3.677cm" svg:x2="0.924cm" svg:y2="0.413cm">
          <text:p/>
        </draw:line>
        <draw:path draw:style-name="gr5" draw:text-style-name="P1" draw:layer="layout" svg:width="0.291cm" svg:height="0.293cm" draw:transform="rotate (0.513475865936732) translate (2.22071467250929cm 3.45114366158058cm)" svg:viewBox="0 0 292 294" svg:d="M0 294c350 0 287-294 287-294">
          <text:p/>
        </draw:path>
        <draw:line draw:style-name="gr6" draw:text-style-name="P1" draw:layer="layout" svg:x1="2.284cm" svg:y1="3.024cm" svg:x2="4.93cm" svg:y2="3.024cm">
          <text:p/>
        </draw:line>
        <draw:path draw:style-name="gr5" draw:text-style-name="P1" draw:layer="layout" svg:width="0.291cm" svg:height="0.293cm" draw:transform="rotate (0.513475865936732) translate (3.57371467250929cm 2.76314366158058cm)" svg:viewBox="0 0 292 294" svg:d="M0 294c350 0 287-294 287-294">
          <text:p/>
        </draw:path>
        <draw:frame draw:style-name="gr7" draw:text-style-name="P2" draw:layer="layout" svg:width="0.555cm" svg:height="0.457cm" svg:x="2.675cm" svg:y="3.2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2" draw:layer="layout" svg:width="0.559cm" svg:height="0.457cm" svg:x="4.024cm" svg:y="2.4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2" draw:layer="layout" svg:width="0.436cm" svg:height="0.47cm" svg:x="4.898cm" svg:y="3.7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2" draw:layer="layout" svg:width="0.471cm" svg:height="0.47cm" svg:x="0.4cm" svg:y="0.42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7 20 13" svg:d="M0 20l10-13 10 13z"/>
    <draw:marker draw:name="Arrowheads_20_3" draw:display-name="Arrowheads 3" svg:viewBox="0 0 20 20" svg:d="M0 20l10-20 10 20z"/>
    <draw:marker draw:name="Arrowheads_20_5" draw:display-name="Arrowheads 5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5.588cm" fo:page-height="4.5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5T10:02:38.224709878</meta:creation-date>
    <dc:date>2021-01-15T10:29:52.199080826</dc:date>
    <meta:editing-duration>PT17M4S</meta:editing-duration>
    <meta:editing-cycles>2</meta:editing-cycles>
    <meta:generator>LibreOffice/7.0.2.2$Linux_X86_64 LibreOffice_project/3a01483fc371ab18cfca4bab0d636937da5eaf70</meta:generator>
    <meta:document-statistic meta:object-count="11"/>
  </office:meta>
</office:document-meta>
</file>

<file path=Object 1/content.xml><?xml version="1.0" encoding="utf-8"?>
<math xmlns="http://www.w3.org/1998/Math/MathML" display="block">
  <semantics>
    <msub>
      <mi>θ</mi>
      <mn>1</mn>
    </msub>
    <annotation encoding="StarMath 5.0">%theta_1</annotation>
  </semantics>
</math>
</file>

<file path=Object 2/content.xml><?xml version="1.0" encoding="utf-8"?>
<math xmlns="http://www.w3.org/1998/Math/MathML" display="block">
  <semantics>
    <msub>
      <mi>θ</mi>
      <mn>2</mn>
    </msub>
    <annotation encoding="StarMath 5.0">%theta_2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i>y</mi>
    <annotation encoding="StarMath 5.0">y</annotation>
  </semantics>
</math>
</file>